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1784"/>
    </style:style>
    <style:style style:name="T1" style:family="text">
      <style:text-properties officeooo:rsid="001b1784"/>
    </style:style>
    <style:style style:name="T2" style:family="text">
      <style:text-properties officeooo:rsid="001b5e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562989" text:style-name="L1">
        <text:list-item>
          <text:p text:style-name="P1"><text:span text:style-name="T1">Formularze </text:span><text:span text:style-name="T2">(</text:span><text:a xlink:type="simple" xlink:href="http://office.microsoft.com/pl-pl/access-help/tworzenie-formularza-za-pomoca-narzedzia-formularz-HA010286465.aspx"><text:span text:style-name="T2">http://office.microsoft.com/pl-pl/access-help/tworzenie-formularza-za-pomoca-narzedzia-formularz-HA010286465.aspx</text:span></text:a><text:span text:style-name="T2"> )</text:span></text:p>
          <text:list>
            <text:list-item>
              <text:p text:style-name="P1"><text:span text:style-name="T1">Zastosowanie formularzy (co to jest formularz).</text:span></text:p>
            </text:list-item>
            <text:list-item>
              <text:p text:style-name="P1"><text:span text:style-name="T1">Tworzenie formularzy</text:span></text:p>
              <text:list>
                <text:list-item>
                  <text:p text:style-name="P1"><text:span text:style-name="T1">Formularz prosty</text:span></text:p>
                </text:list-item>
                <text:list-item>
                  <text:p text:style-name="P1"><text:span text:style-name="T1">Podformularze</text:span></text:p>
                </text:list-item>
              </text:list>
            </text:list-item>
          </text:list>
        </text:list-item>
        <text:list-item>
          <text:p text:style-name="P1"><text:span text:style-name="T1">Kwerendy </text:span><text:span text:style-name="T2">(</text:span><text:a xlink:type="simple" xlink:href="http://office.microsoft.com/pl-pl/access-help/zliczanie-danych-przy-uzyciu-kwerendy-HA010096311.aspx"><text:span text:style-name="T2">http://office.microsoft.com/pl-pl/access-help/zliczanie-danych-przy-uzyciu-kwerendy-HA010096311.aspx</text:span></text:a><text:span text:style-name="T2"> )</text:span></text:p>
          <text:list>
            <text:list-item>
              <text:p text:style-name="P1"><text:span text:style-name="T1">Zastosowanie kwerend</text:span></text:p>
            </text:list-item>
            <text:list-item>
              <text:p text:style-name="P1"><text:span text:style-name="T1">Rodzaje Kwerend</text:span></text:p>
              <text:list>
                <text:list-item>
                  <text:p text:style-name="P1"><text:span text:style-name="T1">Wybierające</text:span></text:p>
                </text:list-item>
                <text:list-item>
                  <text:p text:style-name="P1"><text:span text:style-name="T1">Aktualizujące</text:span></text:p>
                </text:list-item>
                <text:list-item>
                  <text:p text:style-name="P1"><text:span text:style-name="T1">Tworzące</text:span></text:p>
                </text:list-item>
                <text:list-item>
                  <text:p text:style-name="P1"><text:span text:style-name="T1">Dołączające</text:span></text:p>
                </text:list-item>
                <text:list-item>
                  <text:p text:style-name="P1"><text:span text:style-name="T1">Usuwając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09:41:05.89</meta:creation-date>
    <dc:date>2013-05-22T11:15:06.91</dc:date>
    <meta:editing-duration>PT1H18M50S</meta:editing-duration>
    <meta:editing-cycles>1</meta:editing-cycles>
    <meta:document-statistic meta:table-count="0" meta:image-count="0" meta:object-count="0" meta:page-count="1" meta:paragraph-count="13" meta:word-count="39" meta:character-count="448" meta:non-whitespace-character-count="435"/>
    <meta:generator>LibreOffice/3.6$Windows_x86 LibreOffice_project/5b93205-6e6b3fc-7830f6d-c08ad66-1d9bf4</meta:generator>
  </office:meta>
</office:document-meta>
</file>